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8pt" style:font-size-asian="18pt" style:font-size-complex="18pt"/>
    </style:style>
    <style:style style:name="P2" style:family="paragraph" style:parent-style-name="Standard" style:list-style-name="L2"/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0710410" text:style-name="L1">
        <text:list-header>
          <text:p text:style-name="P4"/>
          <text:p text:style-name="P4">Unzipping the Framework and creating workspaces.</text:p>
        </text:list-header>
      </text:list>
      <text:p text:style-name="P3"/>
      <text:list xml:id="list35289360" text:continue-numbering="true" text:style-name="L1">
        <text:list-header>
          <text:p text:style-name="P4"/>
          <text:p text:style-name="P4">Project creation.</text:p>
          <text:p text:style-name="P5">Welcome the the Flexis Framework project creation video. This video will illustrate the steps to create a code warrior project that uses the Flexis framework</text:p>
        </text:list-header>
      </text:list>
      <text:list xml:id="list34737938" text:style-name="L2">
        <text:list-item>
          <text:p text:style-name="P2">Workspace selection </text:p>
          <text:p text:style-name="P6">We will use the previously unzipped <text:s/>framework files and the created workspace so that the correct directory relationships are set up for this workspace to use the framework.</text:p>
        </text:list-item>
        <text:list-item>
          <text:p text:style-name="P2">Projecet Wizard.</text:p>
        </text:list-item>
        <text:list-item>
          <text:p text:style-name="P2">Part selection – V1 JM128</text:p>
        </text:list-item>
        <text:list-item>
          <text:p text:style-name="P2">BDM Selction – Select the USBDM</text:p>
        </text:list-item>
        <text:list-item>
          <text:p text:style-name="P2">Add Files - none</text:p>
        </text:list-item>
        <text:list-item>
          <text:p text:style-name="P2">Build Options – Easy Debug</text:p>
          <text:p text:style-name="P2"/>
        </text:list-item>
      </text:list>
      <text:list xml:id="list35285986" text:continue-list="list35289360" text:style-name="L1">
        <text:list-item>
          <text:p text:style-name="P1">Setup a project selecting JM128</text:p>
        </text:list-item>
        <text:list-item>
          <text:p text:style-name="P1">Explain BDM selection.</text:p>
        </text:list-item>
        <text:list-item>
          <text:p text:style-name="P1">Select Easy Debug.</text:p>
        </text:list-item>
        <text:list-item>
          <text:p text:style-name="P1">Create the Framework Folder</text:p>
        </text:list-item>
        <text:list-item>
          <text:p text:style-name="P1">Save the video at this point – for the next section we will use autopan.</text:p>
        </text:list-item>
        <text:list-item>
          <text:p text:style-name="P1"><text:s/>Add the source files then save video,.</text:p>
        </text:list-item>
        <text:list-item>
          <text:p text:style-name="P1">Add Headers directory. ../../Framework/Head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0:57:31.42</meta:creation-date>
    <meta:generator>OpenOffice.org/3.3$Win32 OpenOffice.org_project/330m20$Build-9567</meta:generator>
    <dc:date>2011-03-23T15:15:40.59</dc:date>
    <meta:editing-duration>P2DT4H18M9S</meta:editing-duration>
    <meta:editing-cycles>2</meta:editing-cycles>
    <meta:document-statistic meta:table-count="0" meta:image-count="0" meta:object-count="0" meta:page-count="1" meta:paragraph-count="17" meta:word-count="141" meta:character-count="808"/>
  </office:meta>
</office:document-meta>
</file>